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1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3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8.963cm"/>
    </style:style>
    <style:style style:name="P1" style:family="paragraph">
      <style:text-properties fo:font-size="54pt"/>
    </style:style>
    <style:style style:name="P2" style:family="paragraph">
      <loext:graphic-properties draw:fill-color="#ffffff"/>
      <style:text-properties fo:font-size="54pt"/>
    </style:style>
    <style:style style:name="P3" style:family="paragraph">
      <loext:graphic-properties draw:fill-color="#ffffff"/>
    </style:style>
    <style:style style:name="P4" style:family="paragraph">
      <style:text-properties fo:font-size="44pt"/>
    </style:style>
    <style:style style:name="P5" style:family="paragraph">
      <loext:graphic-properties draw:fill-color="#ffffff"/>
      <style:text-properties fo:font-size="4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2" draw:layer="layout" svg:width="25.199cm" svg:height="19.163cm" svg:x="1.4cm" svg:y="0.837cm" presentation:class="subtitle" presentation:user-transformed="true">
          <draw:text-box>
            <text:p text:style-name="P1">Deus no controle</text:p>
            <text:p text:style-name="P1"><text:span text:style-name="T1">Ministério Flordel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3" draw:text-style-name="P5" draw:layer="layout" svg:width="25.199cm" svg:height="19.363cm" svg:x="1.4cm" svg:y="0.837cm" presentation:class="subtitle" presentation:user-transformed="true">
          <draw:text-box>
            <text:p text:style-name="P4">Deixa Deus curar você</text:p>
            <text:p text:style-name="P4">Ele entende o seu choro</text:p>
            <text:p text:style-name="P4">Te decifra em um olhar</text:p>
            <text:p text:style-name="P4">Ele sabe bem</text:p>
            <text:p text:style-name="P4">a origem de uma dor</text:p>
            <text:p text:style-name="P4">Sabe o final também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 text:style-name="P4">Tem o não a seu dispor</text:p>
            <text:p text:style-name="P4">Tem o sim a seu favor</text:p>
            <text:p text:style-name="P4">Te atende no seu quarto</text:p>
            <text:p text:style-name="P4">De joelhos a orar</text:p>
            <text:p text:style-name="P4">No silêncio das palavras</text:p>
            <text:p text:style-name="P4">Que não sabe expressar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O segredo é confiar</text:p>
            <text:p text:style-name="P4">É saber quem é poder</text:p>
            <text:p text:style-name="P4">Sobre a morte a sua vida</text:p>
            <text:p text:style-name="P4">Ele estabeleceu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 text:style-name="P4">Não há caso impossível,</text:p>
            <text:p text:style-name="P4">para o seu Senhor</text:p>
            <text:p text:style-name="P4">Ele trata, ele sara todas as feridas</text:p>
            <text:p text:style-name="P4">Não importa se o</text:p>
            <text:p text:style-name="P4">homem te desenganou</text:p>
            <text:p text:style-name="P4">Determinando o tempo para</text:p>
            <text:p text:style-name="P4">a sua vida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 text:style-name="P4">A palavra de Deus</text:p>
            <text:p text:style-name="P4">é a que prevalece</text:p>
            <text:p text:style-name="P4">Até a morte lhe obedece</text:p>
            <text:p text:style-name="P4">Abrace o seu milagre com louvor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Não há caso impossível para</text:p>
            <text:p text:style-name="P4">o seu Senhor</text:p>
            <text:p text:style-name="P4">Seu poder está além de</text:p>
            <text:p text:style-name="P4">toda medicina</text:p>
            <text:p text:style-name="P4">Não importa se o seu</text:p>
            <text:p text:style-name="P4">recurso acabou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Somente pela graça ele te examina</text:p>
            <text:p text:style-name="P4">Vai confundir os homens</text:p>
            <text:p text:style-name="P4">por amar você</text:p>
            <text:p text:style-name="P4">Quem te viu e quem te vê</text:p>
            <text:p text:style-name="P4">Deixa Deus curar você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3" draw:text-style-name="P5" draw:layer="layout" svg:width="25.199cm" svg:height="19.363cm" svg:x="1.4cm" svg:y="0.837cm" presentation:class="subtitle" presentation:user-transformed="true">
          <draw:text-box>
            <text:p text:style-name="P4">Deixa Deus curar você</text:p>
            <text:p text:style-name="P4">Ele entende o seu choro</text:p>
            <text:p text:style-name="P4">Te decifra em um olhar</text:p>
            <text:p text:style-name="P4">Ele sabe bem</text:p>
            <text:p text:style-name="P4">a origem de uma dor</text:p>
            <text:p text:style-name="P4">Sabe o final também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 text:style-name="P4">Tem o não a seu dispor</text:p>
            <text:p text:style-name="P4">Tem o sim a seu favor</text:p>
            <text:p text:style-name="P4">Te atende no seu quarto</text:p>
            <text:p text:style-name="P4">De joelhos a orar</text:p>
            <text:p text:style-name="P4">No silêncio das palavras</text:p>
            <text:p text:style-name="P4">Que não sabe expressar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O segredo é confiar</text:p>
            <text:p text:style-name="P4">É saber quem é poder</text:p>
            <text:p text:style-name="P4">Sobre a morte a sua vida</text:p>
            <text:p text:style-name="P4">Ele estabeleceu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 text:style-name="P4">Não há caso impossível,</text:p>
            <text:p text:style-name="P4">para o seu Senhor</text:p>
            <text:p text:style-name="P4">Ele trata, ele sara todas as feridas</text:p>
            <text:p text:style-name="P4">Não importa se o</text:p>
            <text:p text:style-name="P4">homem te desenganou</text:p>
            <text:p text:style-name="P4">Determinando o tempo para</text:p>
            <text:p text:style-name="P4">a sua vida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 text:style-name="P4">A palavra de Deus</text:p>
            <text:p text:style-name="P4">é a que prevalece</text:p>
            <text:p text:style-name="P4">Até a morte lhe obedece</text:p>
            <text:p text:style-name="P4">Abrace o seu milagre com louvor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Não há caso impossível para</text:p>
            <text:p text:style-name="P4">o seu Senhor</text:p>
            <text:p text:style-name="P4">Seu poder está além de</text:p>
            <text:p text:style-name="P4">toda medicina</text:p>
            <text:p text:style-name="P4">Não importa se o seu</text:p>
            <text:p text:style-name="P4">recurso acabou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Somente pela graça ele te examina</text:p>
            <text:p text:style-name="P4">Vai confundir os homens</text:p>
            <text:p text:style-name="P4">por amar você</text:p>
            <text:p text:style-name="P4">Quem te viu e quem te vê</text:p>
            <text:p text:style-name="P4">Deixa Deus curar você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Não existe impossível para Ele</text:p>
            <text:p text:style-name="P4">Tudo está no seu controle</text:p>
            <text:p text:style-name="P4">tudo é Dele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32">
        <draw:frame presentation:style-name="pr5" draw:text-style-name="P3" draw:layer="layout" svg:width="25.199cm" svg:height="18.963cm" svg:x="1.4cm" svg:y="0.837cm" presentation:class="subtitle" presentation:user-transformed="true">
          <draw:text-box>
            <text:p text:style-name="P4">Não importa o tamanho da sua dor</text:p>
            <text:p text:style-name="P4">Não há lei de gravidade</text:p>
            <text:p text:style-name="P4">para o seu Senhor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Não existe impossível para Ele</text:p>
            <text:p text:style-name="P4">Tudo está no seu controle</text:p>
            <text:p text:style-name="P4">tudo é Dele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32">
        <draw:frame presentation:style-name="pr5" draw:text-style-name="P8" draw:layer="layout" svg:width="25.199cm" svg:height="18.963cm" svg:x="1.4cm" svg:y="0.837cm" presentation:class="subtitle" presentation:user-transformed="true">
          <draw:text-box>
            <text:p text:style-name="P7"><text:span text:style-name="T2">Não importa o tamanho da sua dor</text:span></text:p>
            <text:p text:style-name="P7"><text:span text:style-name="T2">Não há lei de gravidade</text:span></text:p>
            <text:p text:style-name="P7"><text:span text:style-name="T2">para o seu Senh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32"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 text:style-name="P4">Não há caso impossível,</text:p>
            <text:p text:style-name="P4">para o seu Senhor</text:p>
            <text:p text:style-name="P4">Ele trata, ele sara todas as feridas</text:p>
            <text:p text:style-name="P4">Não importa se o</text:p>
            <text:p text:style-name="P4">homem te desenganou</text:p>
            <text:p text:style-name="P4">Determinando o tempo para</text:p>
            <text:p text:style-name="P4">a sua vida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32"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 text:style-name="P4">A palavra de Deus</text:p>
            <text:p text:style-name="P4">é a que prevalece</text:p>
            <text:p text:style-name="P4">Até a morte lhe obedece</text:p>
            <text:p text:style-name="P4">Abrace o seu milagre com louvor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Não há caso impossível para</text:p>
            <text:p text:style-name="P4">o seu Senhor</text:p>
            <text:p text:style-name="P4">Seu poder está além de</text:p>
            <text:p text:style-name="P4">toda medicina</text:p>
            <text:p text:style-name="P4">Não importa se o seu</text:p>
            <text:p text:style-name="P4">recurso acabou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1T32">
        <draw:frame presentation:style-name="pr1" draw:text-style-name="P5" draw:layer="layout" svg:width="25.199cm" svg:height="19.163cm" svg:x="1.4cm" svg:y="0.837cm" presentation:class="subtitle" presentation:user-transformed="true">
          <draw:text-box>
            <text:p text:style-name="P4">Somente pela graça ele te examina</text:p>
            <text:p text:style-name="P4">Vai confundir os homens</text:p>
            <text:p text:style-name="P4">por amar você</text:p>
            <text:p text:style-name="P4">Quem te viu e quem te vê</text:p>
            <text:p text:style-name="P4">Deixa Deus curar você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1T32">
        <draw:frame presentation:style-name="pr5" draw:text-style-name="P5" draw:layer="layout" svg:width="25.199cm" svg:height="18.963cm" svg:x="1.4cm" svg:y="0.837cm" presentation:class="subtitle" presentation:user-transformed="true">
          <draw:text-box>
            <text:p text:style-name="P4">Curar você</text:p>
            <text:p text:style-name="P4">Deixa Deus curar você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8T11:24:56.908685577</meta:creation-date>
    <dc:date>2015-11-28T11:43:33.728591638</dc:date>
    <meta:editing-duration>PT18M31S</meta:editing-duration>
    <meta:editing-cycles>17</meta:editing-cycles>
    <meta:generator>LibreOffice/4.4.6.3$Linux_X86_64 LibreOffice_project/40m0$Build-3</meta:generator>
    <meta:document-statistic meta:object-count="93"/>
  </office:meta>
</office:document-meta>
</file>